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D000004D8613829E3ECB94F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5.863cm" svg:x="1.119cm" svg:y="7.025cm">
          <draw:image xlink:href="Pictures/10000001000005CD000004D8613829E3ECB94F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22:04:28.218257453</meta:creation-date>
    <dc:date>2023-05-26T22:05:46.057540289</dc:date>
    <meta:editing-duration>PT1M18S</meta:editing-duration>
    <meta:editing-cycles>1</meta:editing-cycles>
    <meta:generator>LibreOffice/7.3.7.2$Linux_X86_64 LibreOffice_project/30$Build-2</meta:generator>
    <meta:document-statistic meta:object-count="1"/>
  </office:meta>
</office:document-meta>
</file>